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WW8Num1"/>
    <style:style style:name="P2" style:family="paragraph" style:parent-style-name="Text_20_body" style:list-style-name="WW8Num1">
      <style:text-properties fo:language="it" fo:country="IT" fo:font-weight="bold" style:font-weight-asian="bold" style:font-weight-complex="bold"/>
    </style:style>
    <style:style style:name="P3" style:family="paragraph" style:parent-style-name="Text_20_body" style:list-style-name="WW8Num1">
      <style:text-properties fo:language="it" fo:country="IT"/>
    </style:style>
    <style:style style:name="P4" style:family="paragraph" style:parent-style-name="Standard" style:list-style-name="WW8Num1"/>
    <style:style style:name="P5" style:family="paragraph" style:parent-style-name="Standard" style:list-style-name="WW8Num1">
      <style:text-properties fo:font-weight="bold" style:font-weight-asian="bold" style:font-weight-complex="bold"/>
    </style:style>
    <style:style style:name="P6" style:family="paragraph" style:parent-style-name="Standard" style:list-style-name="WW8Num1"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language="it" fo:country="IT"/>
    </style:style>
    <style:style style:name="T6" style:family="text">
      <style:text-properties fo:language="it" fo:country="IT" fo:font-weight="bold" style:font-weight-asian="bold" style:font-weight-complex="bold"/>
    </style:style>
    <style:style style:name="T7"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6107157243354692" text:style-name="WW8Num1">
        <text:list-item>
          <text:p text:style-name="P6">Diapositiva 1</text:p>
          <text:list>
            <text:list-item>
              <text:p text:style-name="P4">Di cosa andiamo a trattare: l'IA</text:p>
            </text:list-item>
          </text:list>
        </text:list-item>
        <text:list-item>
          <text:p text:style-name="P5">Diapositiva 2</text:p>
          <text:list>
            <text:list-item>
              <text:p text:style-name="P4">Ma che cosa è di preciso l'IA?</text:p>
            </text:list-item>
          </text:list>
        </text:list-item>
        <text:list-item>
          <text:p text:style-name="P5">Diapositiva 3</text:p>
          <text:list>
            <text:list-item>
              <text:p text:style-name="P4">Cosa distingue un robot da un IA -&gt; Emil Cioran (il linguaggio ad esempio)</text:p>
            </text:list-item>
          </text:list>
        </text:list-item>
        <text:list-item>
          <text:p text:style-name="P5">Diapositiva 4</text:p>
          <text:list>
            <text:list-item>
              <text:p text:style-name="P4">Ma non è solo questo a definire un IA</text:p>
              <text:list>
                <text:list-item>
                  <text:p text:style-name="P4"><text:span text:style-name="T3">Machine learning</text:span><text:span text:style-name="T4"> </text:span>: riguarda il suo apprendimento autonomo</text:p>
                </text:list-item>
                <text:list-item>
                  <text:p text:style-name="P4"><text:span text:style-name="T3">NPL</text:span><text:span text:style-name="T4">:</text:span> natural processing language, che è il trattamento di informazioni scritte o parlate</text:p>
                </text:list-item>
                <text:list-item>
                  <text:p text:style-name="P4"><text:span text:style-name="T3">Sistemi esperti</text:span><text:span text:style-name="T4">:</text:span> in grado tramite dei ragionamenti logici di risolvere anche dei problemi complessi, che potrebbero essere risolti solo da un esperto</text:p>
                </text:list-item>
                <text:list-item>
                  <text:p text:style-name="P4"><text:span text:style-name="T3">Automated planning and schedulin</text:span><text:span text:style-name="T2">g</text:span>: decisione delle procedure da seguire per il raggiungimento di un obiettivo nella maniera più immediata e semplice possibile</text:p>
                </text:list-item>
                <text:list-item>
                  <text:p text:style-name="P4"><text:span text:style-name="T3">Riconoscimento immagine</text:span>: associare un immagine a un concetto o incorporarla nelle nostre conoscenze</text:p>
                </text:list-item>
                <text:list-item>
                  <text:p text:style-name="P4"><text:span text:style-name="T3">Machine vision</text:span><text:span text:style-name="T2">:</text:span> riprodurre il senso della vista umana, ricreando un immagine 2d del mondo 3d</text:p>
                </text:list-item>
              </text:list>
            </text:list-item>
          </text:list>
        </text:list-item>
        <text:list-item>
          <text:p text:style-name="P5">Diapositiva 5</text:p>
          <text:list>
            <text:list-item>
              <text:p text:style-name="P4">C'è una persona che per primo ha dato un abbozzo di definizione di IA, ossia Turing<text:span text:style-name="T5">, con l’esperimento del “gioco dell’imitazione”</text:span></text:p>
            </text:list-item>
          </text:list>
        </text:list-item>
        <text:list-item>
          <text:p text:style-name="P2">Diapositiva 6</text:p>
          <text:list>
            <text:list-item>
              <text:p text:style-name="P3">Ma come già detto la sua teoria appare più un abbozzo che una teoria definitiva perché già poco tempo dopo vennero messe in luce alcune debolezze di questa definizione…</text:p>
            </text:list-item>
            <text:list-item>
              <text:p text:style-name="P3">Searle notò una falla nel “gioco dell’imitazione” con il cosiddetto esperimento della “stanza cinese”, ma egli non nega la possibilità di creare un IA, ma afferma che deve essere molto di più di un calcolatore</text:p>
            </text:list-item>
            <text:list-item>
              <text:p text:style-name="P3">Dreyfus invece vede l’impossibilità di realizzare un IA, questo perché per essere “intelligenti” e necessaria una società</text:p>
            </text:list-item>
          </text:list>
        </text:list-item>
        <text:list-item>
          <text:p text:style-name="P2">Diapositiva 7</text:p>
          <text:list>
            <text:list-item>
              <text:p text:style-name="P3">Tra le opere di Buzzati possiamo trovare ne “Il Grande Ritratto”, un IA un po’ particolare poiché riproduzione di una donna umana esistente che sente la mancanza delle cose umane come la carne e la società ad esempio</text:p>
            </text:list-item>
          </text:list>
        </text:list-item>
        <text:list-item>
          <text:p text:style-name="P2">Diapositiva 8</text:p>
          <text:list>
            <text:list-item>
              <text:p text:style-name="P3">Fino ad ora abbiamo visto in maniera astratta come funziona un IA, ma è necessario qualche cosa di fisico per creare un “cervello”</text:p>
            </text:list-item>
            <text:list-item>
              <text:p text:style-name="P3">Anzitutto vediamo in breve come funziona il nostro cervello per poter effettuare un raffronto:</text:p>
              <text:list>
                <text:list-item>
                  <text:p text:style-name="P3">I nostri neuroni vengono eccitati da alcuni stimoli e trasmettono un segnale elettrico per stimolare gli altri organi</text:p>
                </text:list-item>
              </text:list>
            </text:list-item>
          </text:list>
        </text:list-item>
        <text:list-item>
          <text:p text:style-name="P2">Diapositiva 9</text:p>
          <text:list>
            <text:list-item>
              <text:p text:style-name="P3">Uno degli obiettivi per creare un IA è creare un cervello come il nostro e comunque le macchine non funzionano in modo molto diverso da noi</text:p>
            </text:list-item>
            <text:list-item>
              <text:p text:style-name="P3">La motherboard è formata da materiali appositi per permettere un ottimale circolo di elettricità per attivare determinati componenti</text:p>
            </text:list-item>
          </text:list>
        </text:list-item>
        <text:list-item>
          <text:p text:style-name="P2"><text:soft-page-break/>Diapositiva 10</text:p>
          <text:list>
            <text:list-item>
              <text:p text:style-name="P3">Ora voglio mostrarvi un’IA partendo da un film di Lang: Metropolis</text:p>
            </text:list-item>
            <text:list-item>
              <text:p text:style-name="P3">Questo che vedete è il trailer del restauro, infatti il film nella sua completezza è andato distrutto durante la seconda guerra mondiale</text:p>
            </text:list-item>
            <text:list-item>
              <text:p text:style-name="P3">La figura di Hel, da cui ha preso spunto anche Lucas per realizzare C3PO, è l’IA</text:p>
            </text:list-item>
            <text:list-item>
              <text:p text:style-name="P3">Senza questa macchina la storia non si sarebbe mai evoluta in questo modo</text:p>
            </text:list-item>
          </text:list>
        </text:list-item>
        <text:list-item>
          <text:p text:style-name="P2">Diapositiva 11</text:p>
          <text:list>
            <text:list-item>
              <text:p text:style-name="P3">è indubbio che le macchine abbiano cambiato il nostro modo di vivere basta pensare agli effetti delle rivoluzioni industriali</text:p>
              <text:list>
                <text:list-item>
                  <text:p text:style-name="P3">III Rivoluzione Industriale</text:p>
                  <text:list>
                    <text:list-item>
                      <text:p text:style-name="P3">Ha portato l’elettronica nella vita di tutti i giorni (lavatrici, forni etc)</text:p>
                    </text:list-item>
                  </text:list>
                </text:list-item>
                <text:list-item>
                  <text:p text:style-name="P3">IV Rivoluzione Industriale</text:p>
                  <text:list>
                    <text:list-item>
                      <text:p text:style-name="P1"><text:span text:style-name="Car._20_predefinito_20_paragrafo1"><text:span text:style-name="T5">Data di inizio indicativa</text:span></text:span></text:p>
                      <text:list>
                        <text:list-item>
                          <text:p text:style-name="P1"><text:span text:style-name="Car._20_predefinito_20_paragrafo1"><text:span text:style-name="T7">tema principale del World Economic Forum 2016: Mastering the Fourth Industrial Revolution </text:span></text:span></text:p>
                        </text:list-item>
                      </text:list>
                    </text:list-item>
                    <text:list-item>
                      <text:p text:style-name="P1"><text:span text:style-name="Car._20_predefinito_20_paragrafo1"><text:span text:style-name="T5">Connessione tra vari dispositivi (formazione di un “ecosistema”)</text:span></text:span></text:p>
                      <text:list>
                        <text:list-item>
                          <text:p text:style-name="P1"><text:span text:style-name="Car._20_predefinito_20_paragrafo1"><text:span text:style-name="T5">tecnologia di produzione digitale o a controllo numerico (stampanti 2d, laser cutter…), macchine che eseguono compito senza aiuto dell’uomo</text:span></text:span></text:p>
                        </text:list-item>
                        <text:list-item>
                          <text:p text:style-name="P1"><text:span text:style-name="Car._20_predefinito_20_paragrafo1"><text:span text:style-name="T5">cloud e storage, a cui l’ecosistema possa accedere</text:span></text:span></text:p>
                        </text:list-item>
                        <text:list-item>
                          <text:p text:style-name="P1"><text:span text:style-name="Car._20_predefinito_20_paragrafo1"><text:span text:style-name="T5">tecnologie robotiche e di automazione</text:span></text:span></text:p>
                        </text:list-item>
                        <text:list-item>
                          <text:p text:style-name="P1"><text:span text:style-name="Car._20_predefinito_20_paragrafo1"><text:span text:style-name="T5">Intelligenze artificiali, che sostituiscano l’uomo nell’analisi dati</text:span></text:span></text:p>
                        </text:list-item>
                      </text:list>
                    </text:list-item>
                  </text:list>
                </text:list-item>
              </text:list>
            </text:list-item>
          </text:list>
        </text:list-item>
        <text:list-item>
          <text:p text:style-name="P1"><text:span text:style-name="Car._20_predefinito_20_paragrafo1"><text:span text:style-name="T6">Diapositiva 12</text:span></text:span></text:p>
          <text:list>
            <text:list-item>
              <text:p text:style-name="P1"><text:span text:style-name="Car._20_predefinito_20_paragrafo1"><text:span text:style-name="T5">Questi sono alcuni esempi di come oggi applichiamo quella che definiamo IA:</text:span></text:span></text:p>
              <text:list>
                <text:list-item>
                  <text:p text:style-name="P1"><text:span text:style-name="Car._20_predefinito_20_paragrafo1"><text:span text:style-name="T5">WiMust è una sorta di missile autonomo in grado di lavorare in gruppo per la mappature del fondale marino comunicando tra loro</text:span></text:span></text:p>
                </text:list-item>
                <text:list-item>
                  <text:p text:style-name="P1"><text:span text:style-name="Car._20_predefinito_20_paragrafo1"><text:span text:style-name="T5">OceanOne è utilizzato per il recupero di materiale archeologico in profondità e lo studio delle barriere coralline. </text:spa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Index_20__28_user_29_" style:display-name="Index (user)"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8Num1z0" style:family="text">
      <style:text-properties style:font-name="Symbol" fo:font-family="Symbol" style:font-family-generic="roman" style:font-pitch="variable" fo:language="it" fo:country="IT" style:font-name-complex="OpenSymbol" style:font-family-complex="OpenSymbol, 'Arial Unicode MS'" style:font-charset-complex="x-symbol"/>
    </style:style>
    <style:style style:name="WW8Num1z1" style:family="text">
      <style:text-properties style:font-name="OpenSymbol" fo:font-family="OpenSymbol, 'Arial Unicode MS'" style:font-charset="x-symbol" fo:language="it" fo:country="IT" style:font-name-complex="OpenSymbol" style:font-family-complex="OpenSymbol, 'Arial Unicode MS'"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Car._20_predefinito_20_paragrafo" style:display-name="Car. predefinito paragrafo" style:family="text"/>
    <style:style style:name="Car._20_predefinito_20_paragrafo1" style:display-name="Car. predefinito paragrafo1" style:family="text"/>
    <style:style style:name="Bullet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creator>CAMBRIN.DANIELE</dc:creator>
    <dc:date>2017-05-10T11:36:00</dc:date>
    <meta:editing-cycles>11</meta:editing-cycles>
    <meta:editing-duration>PT14M</meta:editing-duration>
    <meta:document-statistic meta:table-count="0" meta:image-count="0" meta:object-count="0" meta:page-count="2" meta:paragraph-count="50" meta:word-count="655" meta:character-count="3880" meta:non-whitespace-character-count="3323"/>
    <meta:generator>LibreOffice/5.2.2.2$Windows_x86 LibreOffice_project/8f96e87c890bf8fa77463cd4b640a2312823f3ad</meta:generator>
    <meta:user-defined meta:name="Info 1"/>
    <meta:user-defined meta:name="Info 2"/>
    <meta:user-defined meta:name="Info 3"/>
    <meta:user-defined meta:name="Info 4"/>
  </office:meta>
</office:document-meta>
</file>